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2pt" fo:language="en" fo:country="US" fo:font-weight="bold" style:font-size-asian="22pt" style:font-weight-asian="bold" style:font-name-complex="Calibri1" style:font-size-complex="22pt" style:font-weight-complex="bold"/>
    </style:style>
    <style:style style:name="P3" style:family="paragraph" style:parent-style-name="Normal_20__28_Web_29_">
      <loext:graphic-properties draw:fill="solid" draw:fill-color="#ffffff"/>
      <style:paragraph-properties fo:margin-top="0.508cm" fo:margin-bottom="0.508cm" loext:contextual-spacing="false" fo:background-color="#ffffff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48pt" fo:language="en" fo:country="US" fo:font-weight="bold" style:font-size-asian="48pt" style:font-weight-asian="bold" style:font-name-complex="Calibri1" style:font-size-complex="48pt" style:font-weight-complex="bold"/>
    </style:style>
    <style:style style:name="P5" style:family="paragraph" style:parent-style-name="Normal_20__28_Web_29_">
      <loext:graphic-properties draw:fill="solid" draw:fill-color="#ffffff"/>
      <style:paragraph-properties fo:margin-top="0.508cm" fo:margin-bottom="0.508cm" loext:contextual-spacing="false" fo:background-color="#ffffff"/>
      <style:text-properties fo:color="#000000" style:font-name="Calibri" fo:font-size="22pt" style:font-size-asian="22pt" style:font-name-complex="Calibri1" style:font-size-complex="22pt"/>
    </style:style>
    <style:style style:name="P6" style:family="paragraph" style:parent-style-name="Normal_20__28_Web_29_">
      <loext:graphic-properties draw:fill="solid" draw:fill-color="#ffffff"/>
      <style:paragraph-properties fo:margin-top="0.508cm" fo:margin-bottom="0.508cm" loext:contextual-spacing="false" fo:background-color="#ffffff"/>
    </style:style>
    <style:style style:name="T1" style:family="text">
      <style:text-properties fo:font-size="22pt" fo:language="en" fo:country="US" fo:font-weight="bold" style:font-size-asian="22pt" style:font-weight-asian="bold" style:font-name-complex="Calibri1" style:font-size-complex="22pt" style:font-weight-complex="bold"/>
    </style:style>
    <style:style style:name="T2" style:family="text">
      <style:text-properties fo:color="#000000" fo:font-size="22pt" fo:background-color="#ffffff" loext:char-shading-value="0" style:font-size-asian="22pt" style:font-name-complex="Calibri1" style:font-size-complex="22pt"/>
    </style:style>
    <style:style style:name="T3" style:family="text">
      <style:text-properties fo:color="#000000" style:font-name="Calibri" fo:font-size="22pt" style:font-size-asian="22pt" style:font-name-complex="Calibri1" style:font-size-complex="22pt"/>
    </style:style>
    <style:style style:name="T4" style:family="text">
      <style:text-properties fo:color="#000000" style:font-name="Calibri" fo:font-size="22pt" fo:background-color="#ffffff" loext:char-shading-value="0" style:font-size-asian="22pt" style:font-name-complex="Calibri1" style:font-size-complex="22pt"/>
    </style:style>
    <style:style style:name="T5" style:family="text">
      <style:text-properties style:font-name="Calibri" fo:font-size="22pt" fo:language="en" fo:country="US" fo:font-weight="bold" style:font-size-asian="22pt" style:font-weight-asian="bold" style:font-name-complex="Calibri1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: jQuery Filters :-</text:p>
      <text:p text:style-name="Standard"><text:span text:style-name="T1">first() -&gt; </text:span><text:span text:style-name="T2">The first() method returns the first element of the selected elements.</text:span></text:p>
      <text:p text:style-name="Standard"><text:span text:style-name="T1">last() -&gt; </text:span><text:span text:style-name="T2">The last() method returns the last element of the selected elements.</text:span></text:p>
      <text:p text:style-name="P3"><text:span text:style-name="T5">eq() -&gt; </text:span><text:span text:style-name="T3">The eq() method returns an element with a specific index number of the selected elements.</text:span></text:p>
      <text:p text:style-name="P5">The index numbers start at 0, so the first element will have the index number 0 (not 1).</text:p>
      <text:p text:style-name="P2"/>
      <text:p text:style-name="P3"><text:span text:style-name="T5">slice() -&gt; </text:span><text:span text:style-name="T4">The</text:span><text:span text:style-name="T3"> slice() method selects a subset of elements based on its index.</text:span></text:p>
      <text:p text:style-name="P5">A subset is a set that is a part of a larger set.</text:p>
      <text:p text:style-name="P3"><text:span text:style-name="T3">This method is used to limit the selection of elements in a group, by a start and end point: the </text:span><text:span text:style-name="Emphasis"><text:span text:style-name="T3">start </text:span></text:span><text:span text:style-name="T3">parameter </text:span><text:soft-page-break/><text:span text:style-name="T3">is a starting index (starts at 0) from which to create the subset, and the </text:span><text:span text:style-name="Emphasis"><text:span text:style-name="T3">stop </text:span></text:span><text:span text:style-name="T3">parameter is an optional ending point.</text:span></text:p>
      <text:p text:style-name="P2"/>
      <text:p text:style-name="Standard"><text:span text:style-name="T1">has() -&gt; </text:span><text:span text:style-name="T2">The has() method returns all elements that have one or more elements inside of them, that matches the specified selector.</text:span></text:p>
      <text:p text:style-name="P3"><text:span text:style-name="T5">not() -&gt; </text:span><text:span text:style-name="T3">The not() method returns elements that do not match a certain criteria.</text:span></text:p>
      <text:p text:style-name="P5">This method lets you specify a criteria. Elements that do not match the criteria are returned from the selection, and those that match will be removed.</text:p>
      <text:p text:style-name="P5">This method is often used to remove one or more elements from a group of selected elements.</text:p>
      <text:p text:style-name="P2"/>
      <text:p text:style-name="P3"><text:span text:style-name="T5">filter() -&gt; </text:span><text:span text:style-name="T3">The filter() method returns elements that match a certain criteria.</text:span></text:p>
      <text:p text:style-name="P5"><text:soft-page-break/>This method lets you specify a criteria. Elements that do not match the criteria are removed from the selection, and those that match will be returned.</text:p>
      <text:p text:style-name="P3"><text:span text:style-name="T3">This method is often used to narrow down the search for an element in a group of selected ele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hanrizwan2019@outlook.com</meta:initial-creator>
    <meta:editing-cycles>16</meta:editing-cycles>
    <meta:creation-date>2021-05-19T12:36:00</meta:creation-date>
    <dc:date>2022-02-17T12:20:52.915729915</dc:date>
    <meta:editing-duration>PT59M37S</meta:editing-duration>
    <meta:generator>LibreOffice/6.0.7.3$Linux_X86_64 LibreOffice_project/00m0$Build-3</meta:generator>
    <meta:document-statistic meta:table-count="0" meta:image-count="0" meta:object-count="0" meta:page-count="3" meta:paragraph-count="15" meta:word-count="272" meta:character-count="1502" meta:non-whitespace-character-count="12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